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Garamond" svg:font-family="Garamond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4.593cm" table:align="center"/>
    </style:style>
    <style:style style:name="Table1.A" style:family="table-column">
      <style:table-column-properties style:column-width="1.67cm"/>
    </style:style>
    <style:style style:name="Table1.B" style:family="table-column">
      <style:table-column-properties style:column-width="11.234cm"/>
    </style:style>
    <style:style style:name="Table1.C" style:family="table-column">
      <style:table-column-properties style:column-width="1.688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margin-top="0cm" fo:margin-bottom="0cm" fo:line-height="100%" fo:text-align="center" style:justify-single-word="false"/>
      <style:text-properties fo:font-size="14pt" style:font-size-asian="14pt" style:font-size-complex="14pt"/>
    </style:style>
    <style:style style:name="P6" style:family="paragraph" style:parent-style-name="Text_20_body">
      <style:paragraph-properties fo:margin-top="0cm" fo:margin-bottom="0cm" fo:line-height="100%" fo:text-align="center" style:justify-single-word="false"/>
      <style:text-properties fo:font-size="20pt" style:font-size-asian="20pt" style:font-size-complex="20pt"/>
    </style:style>
    <style:style style:name="P7" style:family="paragraph" style:parent-style-name="Text_20_body">
      <style:paragraph-properties fo:margin-top="0cm" fo:margin-bottom="0cm" fo:line-height="100%"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800000"/>
    </style:style>
    <style:style style:name="P12" style:family="paragraph" style:parent-style-name="Text_20_body" style:master-page-name="First_20_Page">
      <style:paragraph-properties style:page-number="auto"/>
    </style:style>
    <style:style style:name="P13" style:family="paragraph" style:parent-style-name="Text_20_body" style:master-page-name="Standard">
      <style:paragraph-properties style:page-number="1"/>
    </style:style>
    <style:style style:name="P14" style:family="paragraph" style:parent-style-name="Text_20_body">
      <style:paragraph-properties fo:margin-left="1.251cm" fo:margin-right="0cm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7" style:family="paragraph" style:parent-style-name="Contents_20_1">
      <style:paragraph-properties>
        <style:tab-stops>
          <style:tab-stop style:position="0cm"/>
          <style:tab-stop style:position="17.39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0cm"/>
          <style:tab-stop style:position="16.79cm" style:type="right" style:leader-style="dotted" style:leader-text="."/>
        </style:tab-stops>
      </style:paragraph-properties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 style:list-style-name="L2">
      <style:paragraph-properties fo:text-align="center" style:justify-single-word="false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24" style:family="paragraph" style:parent-style-name="Table_20_Contents" style:list-style-name="L2">
      <style:paragraph-properties fo:text-align="center" style:justify-single-word="false"/>
      <style:text-properties fo:font-weight="normal" style:font-weight-asian="normal" style:font-weight-complex="normal"/>
    </style:style>
    <style:style style:name="P25" style:family="paragraph" style:parent-style-name="Table_20_Contents">
      <style:paragraph-properties fo:margin-left="1.251cm" fo:margin-right="0cm" fo:text-align="justify" style:justify-single-word="false" fo:text-indent="0cm" style:auto-text-indent="false"/>
    </style:style>
    <style:style style:name="P26" style:family="paragraph" style:parent-style-name="Table_20_Contents">
      <style:paragraph-properties fo:margin-left="0cm" fo:margin-right="0cm" fo:text-align="justify" style:justify-single-word="false" fo:text-indent="0cm" style:auto-text-inden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Software Test Procedure</text:p>
      <text:p text:style-name="P6"/>
      <text:p text:style-name="P7"><text:user-defined style:data-style-name="N0" text:name="Procedure">HUNagScreen Dialog</text:user-defined></text:p>
      <text:p text:style-name="P5">Volume <text:user-defined style:data-style-name="N0" text:name="Volume">1.0.0</text:user-defined></text:p>
      <text:p text:style-name="P5">Version 1.0.0</text:p>
      <text:p text:style-name="P5"/>
      <text:p text:style-name="P5">Date <text:s/><text:date style:data-style-name="N75" text:date-value="2019-04-12T10:56:52.99">Apr 12, 2019</text:date></text:p>
      <text:p text:style-name="P5"/>
      <text:p text:style-name="P5"/>
      <text:p text:style-name="P5"/>
      <text:p text:style-name="P5"/>
      <text:p text:style-name="P5"/>
      <text:p text:style-name="P5"/>
      <text:p text:style-name="P5">Hew Lines VA7HU</text:p>
      <text:p text:style-name="P3"/>
      <text:p text:style-name="P4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">1<text:tab/>Introduction<text:tab/>1</text:p>
          <text:p text:style-name="P17">2<text:tab/>Setup<text:tab/>1</text:p>
          <text:p text:style-name="P17">3<text:tab/>Initial Program Launch with NO .ini file.<text:tab/>1</text:p>
          <text:p text:style-name="P18">3.1<text:tab/>Appendix 1<text:tab/>3</text:p>
          <text:p text:style-name="P18">3.2<text:tab/>Appendix 2<text:tab/>3</text:p>
        </text:index-body>
      </text:table-of-content>
      <text:p text:style-name="Text_20_body"/>
      <text:p text:style-name="P13"/>
      <text:h text:style-name="Heading_20_1" text:outline-level="1">Introduction</text:h>
      <text:p text:style-name="Text_20_body">This document contains the complete suite of Software Test Procedures for the HUNagScreen Dialog Box.</text:p>
      <text:h text:style-name="Heading_20_1" text:outline-level="1">Setup</text:h>
      <text:p text:style-name="Text_20_body">This section details setup procedures that are required before commencing the complete test suite.</text:p>
      <text:p text:style-name="Text_20_body">The folllowing modules must be available in the application:</text:p>
      <text:p text:style-name="P14">AppSetup; and,</text:p>
      <text:p text:style-name="P14">HURegistration.</text:p>
      <text:p text:style-name="P15">Delete the Files:</text:p>
      <text:p text:style-name="P14">C;/Users/Hew/AppData/Roaming/KenMem directory. This will also delete all Subdirectories; snd,</text:p>
      <text:p text:style-name="P14">HUKenMem.ini. If necessary, rename or save the current .ini file so it can be reloaded upon completion of the test suite if needed..</text:p>
      <text:h text:style-name="Heading_20_1" text:outline-level="1">Initial Program Launch with NO .ini file.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0">Step</text:p>
            </table:table-cell>
            <table:table-cell table:style-name="Table1.A1" office:value-type="string">
              <text:p text:style-name="P10">Test</text:p>
            </table:table-cell>
            <table:table-cell table:style-name="Table1.C1" office:value-type="string">
              <text:p text:style-name="P11">Pass</text:p>
            </table:table-cell>
          </table:table-row>
        </table:table-header-rows>
        <table:table-row table:style-name="Table1.1">
          <table:table-cell table:style-name="Table1.A2" office:value-type="string">
            <text:list xml:id="list6024031197168169428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22">GENERAL DISPLAY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78810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8">Delete or rename the current .ini file if present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59071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8">Launch the application.</text:p>
          </table:table-cell>
          <table:table-cell table:style-name="Table1.C2" office:value-type="string">
            <text:p text:style-name="P9"/>
          </table:table-cell>
        </table:table-row>
        <text:soft-page-break/>
        <table:table-row table:style-name="Table1.1">
          <table:table-cell table:style-name="Table1.A2" office:value-type="string">
            <text:list xml:id="list30781528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8">Dismiss the imNoINIFile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85826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8">Dismiss the imCreateUserDir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88435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8">Ensure the HUNagScreen is displayed at screen centr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79856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8">Ensure the Title bar is blu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85326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8">Ensure the Title bar only displays the text “KenMem.exe” on the left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82662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8">Ensre the HUNagScreen contains a memo box containing the text cstrMemoText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75892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8">Ensure the HUNagScreen contains three buttons along the bottom of the dialog box in the following order: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77432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25">A &lt;Help&gt; button on the left that is disabl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72537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25">A &lt;Yes&gt; button to the right that is enabl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77603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25">A &lt;No&gt; button on the right that is enabl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73457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25">Ensure the &lt;Yes&gt; button has the focus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57010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22">TAB ORDER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65503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8">Press the keyboard &lt;TAB&gt; ke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69944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8">Ensure the &lt;No&gt; button receives the Focus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64509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8">Press the keyboard &lt;TAB&gt; ke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75514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8">Ensure the &lt;Help&gt; button receives the Focus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85282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8">Press the keyboard &lt;TAB&gt; ke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60028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26">Ensure the &lt;Yes&gt; button has the focus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70505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22">FUNCTIONALITY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83039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23">Select the &lt;Help&gt; butt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57915" text:continue-numbering="true" text:style-name="L2">
              <text:list-item>
                <text:p text:style-name="P24"/>
              </text:list-item>
            </text:list>
          </table:table-cell>
          <table:table-cell table:style-name="Table1.A2" office:value-type="string">
            <text:p text:style-name="P23">Ensure no action is take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72360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8">Select the &lt;Yes&gt; butt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69333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8">Ensure the HURegistration dialog box is display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73630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8">Terminate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70726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16">Delete the C;/Users/Hew/AppData/Roaming/KenMem director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78966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8">Delete the current .ini file if present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81896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8">Launch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58962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8">Dismiss the imNoINIFile message.</text:p>
          </table:table-cell>
          <table:table-cell table:style-name="Table1.C2" office:value-type="string">
            <text:p text:style-name="P9"/>
          </table:table-cell>
        </table:table-row>
        <text:soft-page-break/>
        <table:table-row table:style-name="Table1.1">
          <table:table-cell table:style-name="Table1.A2" office:value-type="string">
            <text:list xml:id="list30778538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8">Dismiss the imCreateUserDir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65644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8">Select the &lt;No&gt; butt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59350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8">Ensure the HUNagScreen is clos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83049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8">Ensure the message SSSSSSSS is display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76629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8">Close the SSSSSS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0774237" text:continue-numbering="true" text:style-name="L2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8">Terminate the application.</text:p>
          </table:table-cell>
          <table:table-cell table:style-name="Table1.C2" office:value-type="string">
            <text:p text:style-name="P9"/>
          </table:table-cell>
        </table:table-row>
      </table:table>
      <text:p text:style-name="Text_20_body"/>
      <text:p text:style-name="Text_20_body"/>
      <text:p text:style-name="Text_20_body">These are the different appendices</text:p>
      <text:h text:style-name="Heading_20_2" text:outline-level="2">Appendix 1</text:h>
      <text:p text:style-name="Text_20_body"/>
      <text:h text:style-name="Heading_20_2" text:outline-level="2">Appendix 2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Garamond" svg:font-family="Garamond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en" style:country-asian="CA" style:font-size-complex="12pt" style:language-complex="en" style:country-complex="C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font-name-asian="SimSun" style:font-size-asian="12pt" style:language-asian="en" style:country-asian="CA" style:font-name-complex="Arial1" style:font-size-complex="12pt" style:language-complex="en" style:country-complex="C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fo:orphans="2" fo:widows="2" fo:hyphenation-ladder-count="no-limit" style:page-number="auto"/>
      <style:text-properties fo:hyphenate="true" fo:hyphenation-remain-char-count="3" fo:hyphenation-push-char-count="3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1.199cm" fo:margin-bottom="0.6cm" style:page-number="auto"/>
      <style:text-properties style:font-name="Garamond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801cm" fo:margin-bottom="0.4cm"/>
      <style:text-properties style:font-name="Garamond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801cm" fo:margin-right="0cm" fo:margin-top="0.4cm" fo:margin-bottom="0cm" fo:text-indent="-0.801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1.799cm" fo:margin-right="0cm" fo:margin-top="0.199cm" fo:margin-bottom="0cm" fo:text-indent="-1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HUNagScreen DIalog</text:title></text:p>
      </style:header>
      <style:footer>
        <text:p text:style-name="MP2">Page <text:page-number text:select-page="current">3</text:page-number> of <text:page-count>5</text:page-count> <text:s/></text:p>
      </style:footer>
    </style:master-page>
    <style:master-page style:name="First_20_Page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editing-duration>PT2H6M29S</meta:editing-duration>
    <meta:editing-cycles>41</meta:editing-cycles>
    <dc:title>HUNagScreen DIalog</dc:title>
    <meta:creation-date>2019-04-03T17:35:45.61</meta:creation-date>
    <meta:initial-creator>Hew Lines</meta:initial-creator>
    <dc:date>2019-04-12T10:56:52.82</dc:date>
    <dc:creator>Hew Lines</dc:creator>
    <meta:document-statistic meta:table-count="1" meta:image-count="0" meta:object-count="0" meta:page-count="5" meta:paragraph-count="68" meta:word-count="366" meta:character-count="2290"/>
    <meta:user-defined meta:name="Procedure">HUNagScreen Dialog</meta:user-defined>
    <meta:user-defined meta:name="Volume">1.0.0</meta:user-defined>
  </office:meta>
</office:document-meta>
</file>